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19.67mm" svg:height="177.17mm" svg:x="148.96mm" svg:y="48.6mm">
            <draw:object draw:notify-on-update-of-ranges="Sheet1.A1:Sheet1.A1 Sheet1.A2:Sheet1.A77 Sheet1.B1:Sheet1.B1 Sheet1.B2:Sheet1.B77 Sheet1.C1:Sheet1.C1 Sheet1.C2:Sheet1.C77 Sheet1.D1:Sheet1.D1 Sheet1.D2:Sheet1.D77 Sheet1.E1:Sheet1.E1 Sheet1.E2:Sheet1.E7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6.22mm" svg:y="36.85mm">
            <draw:object draw:notify-on-update-of-ranges="Sheet1.G1:Sheet1.G1 Sheet1.G2:Sheet1.G8 Sheet1.H1:Sheet1.H1 Sheet1.H2:Sheet1.H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3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Month</text:p>
          </table:table-cell>
          <table:table-cell table:style-name="ce4" office:value-type="string" calcext:value-type="string">
            <text:p>Abstract</text:p>
          </table:table-cell>
          <table:table-cell table:style-name="ce4" office:value-type="string" calcext:value-type="string">
            <text:p>Full</text:p>
          </table:table-cell>
          <table:table-cell table:style-name="ce4" office:value-type="string" calcext:value-type="string">
            <text:p>PDF</text:p>
          </table:table-cell>
          <table:table-cell office:value-type="string" calcext:value-type="string">
            <text:p>Sum</text:p>
          </table:table-cell>
          <table:table-cell table:number-columns-repeated="2" office:value-type="string" calcext:value-type="string">
            <text:p>Year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date" office:date-value="2009-06-01" calcext:value-type="date">
            <text:p>01/06/09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[.C2]+[.D2]" office:value-type="float" office:value="23" calcext:value-type="float">
            <text:p>23</text:p>
          </table:table-cell>
          <table:table-cell table:formula="of:=YEAR([.A2])" office:value-type="float" office:value="2009" calcext:value-type="float">
            <text:p>2009</text:p>
          </table:table-cell>
          <table:table-cell office:value-type="float" office:value="2009" calcext:value-type="float">
            <text:p>2009</text:p>
          </table:table-cell>
          <table:table-cell table:formula="of:=SUMIF([.F2:.F77];&quot;=&quot; &amp; [.G2];[.E2:.E77])"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09-07-01" calcext:value-type="date">
            <text:p>01/07/09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C3]+[.D3]" office:value-type="float" office:value="9" calcext:value-type="float">
            <text:p>9</text:p>
          </table:table-cell>
          <table:table-cell table:formula="of:=YEAR([.A3])"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table:formula="of:=SUMIF([.F3:.F78];&quot;=&quot; &amp; [.G3];[.E3:.E78])"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09-08-01" calcext:value-type="date">
            <text:p>01/08/09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C4]+[.D4]" office:value-type="float" office:value="13" calcext:value-type="float">
            <text:p>13</text:p>
          </table:table-cell>
          <table:table-cell table:formula="of:=YEAR([.A4])" office:value-type="float" office:value="2009" calcext:value-type="float">
            <text:p>2009</text:p>
          </table:table-cell>
          <table:table-cell office:value-type="float" office:value="2011" calcext:value-type="float">
            <text:p>2011</text:p>
          </table:table-cell>
          <table:table-cell table:formula="of:=SUMIF([.F4:.F79];&quot;=&quot; &amp; [.G4];[.E4:.E79])" office:value-type="float" office:value="618" calcext:value-type="float">
            <text:p>618</text:p>
          </table:table-cell>
        </table:table-row>
        <table:table-row table:style-name="ro1">
          <table:table-cell office:value-type="date" office:date-value="2009-09-01" calcext:value-type="date">
            <text:p>01/09/09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C5]+[.D5]" office:value-type="float" office:value="12" calcext:value-type="float">
            <text:p>12</text:p>
          </table:table-cell>
          <table:table-cell table:formula="of:=YEAR([.A5])" office:value-type="float" office:value="2009" calcext:value-type="float">
            <text:p>2009</text:p>
          </table:table-cell>
          <table:table-cell office:value-type="float" office:value="2012" calcext:value-type="float">
            <text:p>2012</text:p>
          </table:table-cell>
          <table:table-cell table:formula="of:=SUMIF([.F5:.F80];&quot;=&quot; &amp; [.G5];[.E5:.E80])" office:value-type="float" office:value="926" calcext:value-type="float">
            <text:p>926</text:p>
          </table:table-cell>
        </table:table-row>
        <table:table-row table:style-name="ro1">
          <table:table-cell office:value-type="date" office:date-value="2009-10-01" calcext:value-type="date">
            <text:p>01/10/0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C6]+[.D6]" office:value-type="float" office:value="19" calcext:value-type="float">
            <text:p>19</text:p>
          </table:table-cell>
          <table:table-cell table:formula="of:=YEAR([.A6])" office:value-type="float" office:value="2009" calcext:value-type="float">
            <text:p>2009</text:p>
          </table:table-cell>
          <table:table-cell office:value-type="float" office:value="2013" calcext:value-type="float">
            <text:p>2013</text:p>
          </table:table-cell>
          <table:table-cell table:formula="of:=SUMIF([.F6:.F81];&quot;=&quot; &amp; [.G6];[.E6:.E81])" office:value-type="float" office:value="933" calcext:value-type="float">
            <text:p>933</text:p>
          </table:table-cell>
        </table:table-row>
        <table:table-row table:style-name="ro1">
          <table:table-cell office:value-type="date" office:date-value="2009-11-01" calcext:value-type="date">
            <text:p>01/11/09</text:p>
          </table:table-cell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formula="of:=[.C7]+[.D7]" office:value-type="float" office:value="42" calcext:value-type="float">
            <text:p>42</text:p>
          </table:table-cell>
          <table:table-cell table:formula="of:=YEAR([.A7])" office:value-type="float" office:value="2009" calcext:value-type="float">
            <text:p>2009</text:p>
          </table:table-cell>
          <table:table-cell office:value-type="float" office:value="2014" calcext:value-type="float">
            <text:p>2014</text:p>
          </table:table-cell>
          <table:table-cell table:formula="of:=SUMIF([.F7:.F82];&quot;=&quot; &amp; [.G7];[.E7:.E82])" office:value-type="float" office:value="1085" calcext:value-type="float">
            <text:p>1085</text:p>
          </table:table-cell>
        </table:table-row>
        <table:table-row table:style-name="ro1">
          <table:table-cell office:value-type="date" office:date-value="2009-12-01" calcext:value-type="date">
            <text:p>01/12/09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formula="of:=[.C8]+[.D8]" office:value-type="float" office:value="50" calcext:value-type="float">
            <text:p>50</text:p>
          </table:table-cell>
          <table:table-cell table:formula="of:=YEAR([.A8])" office:value-type="float" office:value="2009" calcext:value-type="float">
            <text:p>2009</text:p>
          </table:table-cell>
          <table:table-cell office:value-type="float" office:value="2015" calcext:value-type="float">
            <text:p>2015</text:p>
          </table:table-cell>
          <table:table-cell table:formula="of:=SUMIF([.F8:.F83];&quot;=&quot; &amp; [.G8];[.E8:.E83])" office:value-type="float" office:value="2379" calcext:value-type="float">
            <text:p>2379</text:p>
          </table:table-cell>
        </table:table-row>
        <table:table-row table:style-name="ro1">
          <table:table-cell office:value-type="date" office:date-value="2010-01-01" calcext:value-type="date">
            <text:p>01/01/1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formula="of:=[.C9]+[.D9]" office:value-type="float" office:value="61" calcext:value-type="float">
            <text:p>61</text:p>
          </table:table-cell>
          <table:table-cell table:formula="of:=YEAR([.A9])"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date" office:date-value="2010-02-01" calcext:value-type="date">
            <text:p>01/02/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[.C10]+[.D10]" office:value-type="float" office:value="30" calcext:value-type="float">
            <text:p>30</text:p>
          </table:table-cell>
          <table:table-cell table:formula="of:=YEAR([.A10])"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date" office:date-value="2010-03-01" calcext:value-type="date">
            <text:p>01/03/10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C11]+[.D11]" office:value-type="float" office:value="16" calcext:value-type="float">
            <text:p>16</text:p>
          </table:table-cell>
          <table:table-cell table:formula="of:=YEAR([.A11])"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date" office:date-value="2010-04-01" calcext:value-type="date">
            <text:p>01/04/1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C12]+[.D12]" office:value-type="float" office:value="13" calcext:value-type="float">
            <text:p>13</text:p>
          </table:table-cell>
          <table:table-cell table:formula="of:=YEAR([.A12])"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date" office:date-value="2010-05-01" calcext:value-type="date">
            <text:p>01/05/10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C13]+[.D13]" office:value-type="float" office:value="12" calcext:value-type="float">
            <text:p>12</text:p>
          </table:table-cell>
          <table:table-cell table:formula="of:=YEAR([.A13])"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date" office:date-value="2010-06-01" calcext:value-type="date">
            <text:p>01/06/10</text:p>
          </table:table-cell>
          <table:table-cell office:value-type="float" office:value="122" calcext:value-type="float">
            <text:p>12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[.C14]+[.D14]" office:value-type="float" office:value="30" calcext:value-type="float">
            <text:p>30</text:p>
          </table:table-cell>
          <table:table-cell table:formula="of:=YEAR([.A14])"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date" office:date-value="2010-07-01" calcext:value-type="date">
            <text:p>01/07/1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C15]+[.D15]" office:value-type="float" office:value="44" calcext:value-type="float">
            <text:p>44</text:p>
          </table:table-cell>
          <table:table-cell table:formula="of:=YEAR([.A15])"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date" office:date-value="2010-08-01" calcext:value-type="date">
            <text:p>01/08/10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C16]+[.D16]" office:value-type="float" office:value="18" calcext:value-type="float">
            <text:p>18</text:p>
          </table:table-cell>
          <table:table-cell table:formula="of:=YEAR([.A16])"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date" office:date-value="2010-09-01" calcext:value-type="date">
            <text:p>01/09/1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17]+[.D17]" office:value-type="float" office:value="3" calcext:value-type="float">
            <text:p>3</text:p>
          </table:table-cell>
          <table:table-cell table:formula="of:=YEAR([.A17])"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date" office:date-value="2010-10-01" calcext:value-type="date">
            <text:p>01/10/10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formula="of:=[.C18]+[.D18]" office:value-type="float" office:value="54" calcext:value-type="float">
            <text:p>54</text:p>
          </table:table-cell>
          <table:table-cell table:formula="of:=YEAR([.A18])"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date" office:date-value="2010-11-01" calcext:value-type="date">
            <text:p>01/11/10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formula="of:=[.C19]+[.D19]" office:value-type="float" office:value="129" calcext:value-type="float">
            <text:p>129</text:p>
          </table:table-cell>
          <table:table-cell table:formula="of:=YEAR([.A19])"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date" office:date-value="2010-12-01" calcext:value-type="date">
            <text:p>01/12/10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20]+[.D20]" office:value-type="float" office:value="7" calcext:value-type="float">
            <text:p>7</text:p>
          </table:table-cell>
          <table:table-cell table:formula="of:=YEAR([.A20])"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date" office:date-value="2011-01-01" calcext:value-type="date">
            <text:p>01/01/11</text:p>
          </table:table-cell>
          <table:table-cell office:value-type="float" office:value="135" calcext:value-type="float">
            <text:p>135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table:formula="of:=[.C21]+[.D21]" office:value-type="float" office:value="98" calcext:value-type="float">
            <text:p>98</text:p>
          </table:table-cell>
          <table:table-cell table:formula="of:=YEAR([.A21])"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date" office:date-value="2011-02-01" calcext:value-type="date">
            <text:p>01/02/11</text:p>
          </table:table-cell>
          <table:table-cell office:value-type="float" office:value="187" calcext:value-type="float">
            <text:p>18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C22]+[.D22]" office:value-type="float" office:value="20" calcext:value-type="float">
            <text:p>20</text:p>
          </table:table-cell>
          <table:table-cell table:formula="of:=YEAR([.A22])"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date" office:date-value="2011-03-01" calcext:value-type="date">
            <text:p>01/03/11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23]+[.D23]" office:value-type="float" office:value="11" calcext:value-type="float">
            <text:p>11</text:p>
          </table:table-cell>
          <table:table-cell table:formula="of:=YEAR([.A23])"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date" office:date-value="2011-04-01" calcext:value-type="date">
            <text:p>01/04/11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C24]+[.D24]" office:value-type="float" office:value="10" calcext:value-type="float">
            <text:p>10</text:p>
          </table:table-cell>
          <table:table-cell table:formula="of:=YEAR([.A24])"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date" office:date-value="2011-05-01" calcext:value-type="date">
            <text:p>01/05/11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C25]+[.D25]" office:value-type="float" office:value="8" calcext:value-type="float">
            <text:p>8</text:p>
          </table:table-cell>
          <table:table-cell table:formula="of:=YEAR([.A25])"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date" office:date-value="2011-06-01" calcext:value-type="date">
            <text:p>01/06/11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26]+[.D26]" office:value-type="float" office:value="5" calcext:value-type="float">
            <text:p>5</text:p>
          </table:table-cell>
          <table:table-cell table:formula="of:=YEAR([.A26])"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date" office:date-value="2011-07-01" calcext:value-type="date">
            <text:p>01/07/11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[.C27]+[.D27]" office:value-type="float" office:value="41" calcext:value-type="float">
            <text:p>41</text:p>
          </table:table-cell>
          <table:table-cell table:formula="of:=YEAR([.A27])"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date" office:date-value="2011-08-01" calcext:value-type="date">
            <text:p>01/08/1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formula="of:=[.C28]+[.D28]" office:value-type="float" office:value="73" calcext:value-type="float">
            <text:p>73</text:p>
          </table:table-cell>
          <table:table-cell table:formula="of:=YEAR([.A28])"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date" office:date-value="2011-09-01" calcext:value-type="date">
            <text:p>01/09/1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[.C29]+[.D29]" office:value-type="float" office:value="86" calcext:value-type="float">
            <text:p>86</text:p>
          </table:table-cell>
          <table:table-cell table:formula="of:=YEAR([.A29])"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date" office:date-value="2011-10-01" calcext:value-type="date">
            <text:p>01/10/11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table:formula="of:=[.C30]+[.D30]" office:value-type="float" office:value="90" calcext:value-type="float">
            <text:p>90</text:p>
          </table:table-cell>
          <table:table-cell table:formula="of:=YEAR([.A30])"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date" office:date-value="2011-11-01" calcext:value-type="date">
            <text:p>01/11/11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formula="of:=[.C31]+[.D31]" office:value-type="float" office:value="83" calcext:value-type="float">
            <text:p>83</text:p>
          </table:table-cell>
          <table:table-cell table:formula="of:=YEAR([.A31])"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date" office:date-value="2011-12-01" calcext:value-type="date">
            <text:p>01/12/1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formula="of:=[.C32]+[.D32]" office:value-type="float" office:value="93" calcext:value-type="float">
            <text:p>93</text:p>
          </table:table-cell>
          <table:table-cell table:formula="of:=YEAR([.A32])"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date" office:date-value="2012-01-01" calcext:value-type="date">
            <text:p>01/01/12</text:p>
          </table:table-cell>
          <table:table-cell office:value-type="float" office:value="143" calcext:value-type="float">
            <text:p>14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formula="of:=[.C33]+[.D33]" office:value-type="float" office:value="59" calcext:value-type="float">
            <text:p>59</text:p>
          </table:table-cell>
          <table:table-cell table:formula="of:=YEAR([.A33])"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date" office:date-value="2012-02-01" calcext:value-type="date">
            <text:p>01/02/12</text:p>
          </table:table-cell>
          <table:table-cell office:value-type="float" office:value="193" calcext:value-type="float">
            <text:p>193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formula="of:=[.C34]+[.D34]" office:value-type="float" office:value="92" calcext:value-type="float">
            <text:p>92</text:p>
          </table:table-cell>
          <table:table-cell table:formula="of:=YEAR([.A34])"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date" office:date-value="2012-03-01" calcext:value-type="date">
            <text:p>01/03/12</text:p>
          </table:table-cell>
          <table:table-cell office:value-type="float" office:value="138" calcext:value-type="float">
            <text:p>13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formula="of:=[.C35]+[.D35]" office:value-type="float" office:value="82" calcext:value-type="float">
            <text:p>82</text:p>
          </table:table-cell>
          <table:table-cell table:formula="of:=YEAR([.A35])"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date" office:date-value="2012-04-01" calcext:value-type="date">
            <text:p>01/04/12</text:p>
          </table:table-cell>
          <table:table-cell office:value-type="float" office:value="103" calcext:value-type="float">
            <text:p>10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formula="of:=[.C36]+[.D36]" office:value-type="float" office:value="80" calcext:value-type="float">
            <text:p>80</text:p>
          </table:table-cell>
          <table:table-cell table:formula="of:=YEAR([.A36])"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date" office:date-value="2012-05-01" calcext:value-type="date">
            <text:p>01/05/12</text:p>
          </table:table-cell>
          <table:table-cell office:value-type="float" office:value="138" calcext:value-type="float">
            <text:p>13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formula="of:=[.C37]+[.D37]" office:value-type="float" office:value="96" calcext:value-type="float">
            <text:p>96</text:p>
          </table:table-cell>
          <table:table-cell table:formula="of:=YEAR([.A37])"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date" office:date-value="2012-06-01" calcext:value-type="date">
            <text:p>01/06/12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formula="of:=[.C38]+[.D38]" office:value-type="float" office:value="65" calcext:value-type="float">
            <text:p>65</text:p>
          </table:table-cell>
          <table:table-cell table:formula="of:=YEAR([.A38])"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date" office:date-value="2012-07-01" calcext:value-type="date">
            <text:p>01/07/12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formula="of:=[.C39]+[.D39]" office:value-type="float" office:value="61" calcext:value-type="float">
            <text:p>61</text:p>
          </table:table-cell>
          <table:table-cell table:formula="of:=YEAR([.A39])"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date" office:date-value="2012-08-01" calcext:value-type="date">
            <text:p>01/08/12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formula="of:=[.C40]+[.D40]" office:value-type="float" office:value="64" calcext:value-type="float">
            <text:p>64</text:p>
          </table:table-cell>
          <table:table-cell table:formula="of:=YEAR([.A40])"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date" office:date-value="2012-09-01" calcext:value-type="date">
            <text:p>01/09/12</text:p>
          </table:table-cell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formula="of:=[.C41]+[.D41]" office:value-type="float" office:value="75" calcext:value-type="float">
            <text:p>75</text:p>
          </table:table-cell>
          <table:table-cell table:formula="of:=YEAR([.A41])"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date" office:date-value="2012-10-01" calcext:value-type="date">
            <text:p>01/10/12</text:p>
          </table:table-cell>
          <table:table-cell office:value-type="float" office:value="168" calcext:value-type="float">
            <text:p>168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table:formula="of:=[.C42]+[.D42]" office:value-type="float" office:value="129" calcext:value-type="float">
            <text:p>129</text:p>
          </table:table-cell>
          <table:table-cell table:formula="of:=YEAR([.A42])"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date" office:date-value="2012-11-01" calcext:value-type="date">
            <text:p>01/11/12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formula="of:=[.C43]+[.D43]" office:value-type="float" office:value="56" calcext:value-type="float">
            <text:p>56</text:p>
          </table:table-cell>
          <table:table-cell table:formula="of:=YEAR([.A43])"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date" office:date-value="2012-12-01" calcext:value-type="date">
            <text:p>01/12/12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formula="of:=[.C44]+[.D44]" office:value-type="float" office:value="67" calcext:value-type="float">
            <text:p>67</text:p>
          </table:table-cell>
          <table:table-cell table:formula="of:=YEAR([.A44])"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date" office:date-value="2013-01-01" calcext:value-type="date">
            <text:p>01/01/13</text:p>
          </table:table-cell>
          <table:table-cell office:value-type="float" office:value="126" calcext:value-type="float">
            <text:p>126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table:formula="of:=[.C45]+[.D45]" office:value-type="float" office:value="92" calcext:value-type="float">
            <text:p>92</text:p>
          </table:table-cell>
          <table:table-cell table:formula="of:=YEAR([.A45])"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date" office:date-value="2013-02-01" calcext:value-type="date">
            <text:p>01/02/13</text:p>
          </table:table-cell>
          <table:table-cell office:value-type="float" office:value="174" calcext:value-type="float">
            <text:p>174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formula="of:=[.C46]+[.D46]" office:value-type="float" office:value="129" calcext:value-type="float">
            <text:p>129</text:p>
          </table:table-cell>
          <table:table-cell table:formula="of:=YEAR([.A46])"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date" office:date-value="2013-03-01" calcext:value-type="date">
            <text:p>01/03/13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52" calcext:value-type="float">
            <text:p>52</text:p>
          </table:table-cell>
          <table:table-cell table:formula="of:=[.C47]+[.D47]" office:value-type="float" office:value="104" calcext:value-type="float">
            <text:p>104</text:p>
          </table:table-cell>
          <table:table-cell table:formula="of:=YEAR([.A47])"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date" office:date-value="2013-04-01" calcext:value-type="date">
            <text:p>01/04/13</text:p>
          </table:table-cell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table:formula="of:=[.C48]+[.D48]" office:value-type="float" office:value="91" calcext:value-type="float">
            <text:p>91</text:p>
          </table:table-cell>
          <table:table-cell table:formula="of:=YEAR([.A48])"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date" office:date-value="2013-05-01" calcext:value-type="date">
            <text:p>01/05/13</text:p>
          </table:table-cell>
          <table:table-cell office:value-type="float" office:value="93" calcext:value-type="float">
            <text:p>93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formula="of:=[.C49]+[.D49]" office:value-type="float" office:value="50" calcext:value-type="float">
            <text:p>50</text:p>
          </table:table-cell>
          <table:table-cell table:formula="of:=YEAR([.A49])"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date" office:date-value="2013-06-01" calcext:value-type="date">
            <text:p>01/06/13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formula="of:=[.C50]+[.D50]" office:value-type="float" office:value="64" calcext:value-type="float">
            <text:p>64</text:p>
          </table:table-cell>
          <table:table-cell table:formula="of:=YEAR([.A50])"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date" office:date-value="2013-07-01" calcext:value-type="date">
            <text:p>01/07/13</text:p>
          </table:table-cell>
          <table:table-cell office:value-type="float" office:value="106" calcext:value-type="float">
            <text:p>106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formula="of:=[.C51]+[.D51]" office:value-type="float" office:value="52" calcext:value-type="float">
            <text:p>52</text:p>
          </table:table-cell>
          <table:table-cell table:formula="of:=YEAR([.A51])"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date" office:date-value="2013-08-01" calcext:value-type="date">
            <text:p>01/08/13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[.C52]+[.D52]" office:value-type="float" office:value="51" calcext:value-type="float">
            <text:p>51</text:p>
          </table:table-cell>
          <table:table-cell table:formula="of:=YEAR([.A52])"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date" office:date-value="2013-09-01" calcext:value-type="date">
            <text:p>01/09/13</text:p>
          </table:table-cell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C53]+[.D53]" office:value-type="float" office:value="55" calcext:value-type="float">
            <text:p>55</text:p>
          </table:table-cell>
          <table:table-cell table:formula="of:=YEAR([.A53])"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date" office:date-value="2013-10-01" calcext:value-type="date">
            <text:p>01/10/13</text:p>
          </table:table-cell>
          <table:table-cell office:value-type="float" office:value="179" calcext:value-type="float">
            <text:p>179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formula="of:=[.C54]+[.D54]" office:value-type="float" office:value="110" calcext:value-type="float">
            <text:p>110</text:p>
          </table:table-cell>
          <table:table-cell table:formula="of:=YEAR([.A54])"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date" office:date-value="2013-11-01" calcext:value-type="date">
            <text:p>01/11/13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table:formula="of:=[.C55]+[.D55]" office:value-type="float" office:value="91" calcext:value-type="float">
            <text:p>91</text:p>
          </table:table-cell>
          <table:table-cell table:formula="of:=YEAR([.A55])"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date" office:date-value="2013-12-01" calcext:value-type="date">
            <text:p>01/12/13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C56]+[.D56]" office:value-type="float" office:value="44" calcext:value-type="float">
            <text:p>44</text:p>
          </table:table-cell>
          <table:table-cell table:formula="of:=YEAR([.A56])"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date" office:date-value="2014-01-01" calcext:value-type="date">
            <text:p>01/01/14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table:formula="of:=[.C57]+[.D57]" office:value-type="float" office:value="73" calcext:value-type="float">
            <text:p>73</text:p>
          </table:table-cell>
          <table:table-cell table:formula="of:=YEAR([.A57])"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date" office:date-value="2014-02-01" calcext:value-type="date">
            <text:p>01/02/14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formula="of:=[.C58]+[.D58]" office:value-type="float" office:value="60" calcext:value-type="float">
            <text:p>60</text:p>
          </table:table-cell>
          <table:table-cell table:formula="of:=YEAR([.A58])"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date" office:date-value="2014-03-01" calcext:value-type="date">
            <text:p>01/03/14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table:formula="of:=[.C59]+[.D59]" office:value-type="float" office:value="69" calcext:value-type="float">
            <text:p>69</text:p>
          </table:table-cell>
          <table:table-cell table:formula="of:=YEAR([.A59])"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date" office:date-value="2014-04-01" calcext:value-type="date">
            <text:p>01/04/14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table:formula="of:=[.C60]+[.D60]" office:value-type="float" office:value="66" calcext:value-type="float">
            <text:p>66</text:p>
          </table:table-cell>
          <table:table-cell table:formula="of:=YEAR([.A60])"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date" office:date-value="2014-05-01" calcext:value-type="date">
            <text:p>01/05/14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table:formula="of:=[.C61]+[.D61]" office:value-type="float" office:value="60" calcext:value-type="float">
            <text:p>60</text:p>
          </table:table-cell>
          <table:table-cell table:formula="of:=YEAR([.A61])"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date" office:date-value="2014-06-01" calcext:value-type="date">
            <text:p>01/06/14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formula="of:=[.C62]+[.D62]" office:value-type="float" office:value="43" calcext:value-type="float">
            <text:p>43</text:p>
          </table:table-cell>
          <table:table-cell table:formula="of:=YEAR([.A62])"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date" office:date-value="2014-07-01" calcext:value-type="date">
            <text:p>01/07/14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[.C63]+[.D63]" office:value-type="float" office:value="62" calcext:value-type="float">
            <text:p>62</text:p>
          </table:table-cell>
          <table:table-cell table:formula="of:=YEAR([.A63])"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date" office:date-value="2014-08-01" calcext:value-type="date">
            <text:p>01/08/14</text:p>
          </table:table-cell>
          <table:table-cell office:value-type="float" office:value="166" calcext:value-type="float">
            <text:p>166</text:p>
          </table:table-cell>
          <table:table-cell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  <table:table-cell table:formula="of:=[.C64]+[.D64]" office:value-type="float" office:value="150" calcext:value-type="float">
            <text:p>150</text:p>
          </table:table-cell>
          <table:table-cell table:formula="of:=YEAR([.A64])"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date" office:date-value="2014-09-01" calcext:value-type="date">
            <text:p>01/09/14</text:p>
          </table:table-cell>
          <table:table-cell office:value-type="float" office:value="126" calcext:value-type="float">
            <text:p>126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formula="of:=[.C65]+[.D65]" office:value-type="float" office:value="105" calcext:value-type="float">
            <text:p>105</text:p>
          </table:table-cell>
          <table:table-cell table:formula="of:=YEAR([.A65])"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date" office:date-value="2014-10-01" calcext:value-type="date">
            <text:p>01/10/14</text:p>
          </table:table-cell>
          <table:table-cell office:value-type="float" office:value="155" calcext:value-type="float">
            <text:p>155</text:p>
          </table:table-cell>
          <table:table-cell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table:formula="of:=[.C66]+[.D66]" office:value-type="float" office:value="120" calcext:value-type="float">
            <text:p>120</text:p>
          </table:table-cell>
          <table:table-cell table:formula="of:=YEAR([.A66])"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date" office:date-value="2014-11-01" calcext:value-type="date">
            <text:p>01/11/14</text:p>
          </table:table-cell>
          <table:table-cell office:value-type="float" office:value="101" calcext:value-type="float">
            <text:p>101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formula="of:=[.C67]+[.D67]" office:value-type="float" office:value="100" calcext:value-type="float">
            <text:p>100</text:p>
          </table:table-cell>
          <table:table-cell table:formula="of:=YEAR([.A67])"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date" office:date-value="2014-12-01" calcext:value-type="date">
            <text:p>01/12/14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office:value-type="float" office:value="58" calcext:value-type="float">
            <text:p>58</text:p>
          </table:table-cell>
          <table:table-cell table:formula="of:=[.C68]+[.D68]" office:value-type="float" office:value="177" calcext:value-type="float">
            <text:p>177</text:p>
          </table:table-cell>
          <table:table-cell table:formula="of:=YEAR([.A68])"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date" office:date-value="2015-01-01" calcext:value-type="date">
            <text:p>01/01/15</text:p>
          </table:table-cell>
          <table:table-cell office:value-type="float" office:value="74" calcext:value-type="float">
            <text:p>74</text:p>
          </table:table-cell>
          <table:table-cell office:value-type="float" office:value="215" calcext:value-type="float">
            <text:p>215</text:p>
          </table:table-cell>
          <table:table-cell office:value-type="float" office:value="65" calcext:value-type="float">
            <text:p>65</text:p>
          </table:table-cell>
          <table:table-cell table:formula="of:=[.C69]+[.D69]" office:value-type="float" office:value="280" calcext:value-type="float">
            <text:p>280</text:p>
          </table:table-cell>
          <table:table-cell table:formula="of:=YEAR([.A69])"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/02/15</text:p>
          </table:table-cell>
          <table:table-cell office:value-type="float" office:value="46" calcext:value-type="float">
            <text:p>46</text:p>
          </table:table-cell>
          <table:table-cell office:value-type="float" office:value="177" calcext:value-type="float">
            <text:p>177</text:p>
          </table:table-cell>
          <table:table-cell office:value-type="float" office:value="47" calcext:value-type="float">
            <text:p>47</text:p>
          </table:table-cell>
          <table:table-cell table:formula="of:=[.C70]+[.D70]" office:value-type="float" office:value="224" calcext:value-type="float">
            <text:p>224</text:p>
          </table:table-cell>
          <table:table-cell table:formula="of:=YEAR([.A70])"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date" office:date-value="2015-03-01" calcext:value-type="date">
            <text:p>01/03/15</text:p>
          </table:table-cell>
          <table:table-cell office:value-type="float" office:value="79" calcext:value-type="float">
            <text:p>79</text:p>
          </table:table-cell>
          <table:table-cell office:value-type="float" office:value="176" calcext:value-type="float">
            <text:p>176</text:p>
          </table:table-cell>
          <table:table-cell office:value-type="float" office:value="55" calcext:value-type="float">
            <text:p>55</text:p>
          </table:table-cell>
          <table:table-cell table:formula="of:=[.C71]+[.D71]" office:value-type="float" office:value="231" calcext:value-type="float">
            <text:p>231</text:p>
          </table:table-cell>
          <table:table-cell table:formula="of:=YEAR([.A71])"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date" office:date-value="2015-04-01" calcext:value-type="date">
            <text:p>01/04/15</text:p>
          </table:table-cell>
          <table:table-cell office:value-type="float" office:value="54" calcext:value-type="float">
            <text:p>54</text:p>
          </table:table-cell>
          <table:table-cell office:value-type="float" office:value="196" calcext:value-type="float">
            <text:p>196</text:p>
          </table:table-cell>
          <table:table-cell office:value-type="float" office:value="38" calcext:value-type="float">
            <text:p>38</text:p>
          </table:table-cell>
          <table:table-cell table:formula="of:=[.C72]+[.D72]" office:value-type="float" office:value="234" calcext:value-type="float">
            <text:p>234</text:p>
          </table:table-cell>
          <table:table-cell table:formula="of:=YEAR([.A72])"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date" office:date-value="2015-05-01" calcext:value-type="date">
            <text:p>01/05/15</text:p>
          </table:table-cell>
          <table:table-cell office:value-type="float" office:value="104" calcext:value-type="float">
            <text:p>104</text:p>
          </table:table-cell>
          <table:table-cell office:value-type="float" office:value="422" calcext:value-type="float">
            <text:p>422</text:p>
          </table:table-cell>
          <table:table-cell office:value-type="float" office:value="106" calcext:value-type="float">
            <text:p>106</text:p>
          </table:table-cell>
          <table:table-cell table:formula="of:=[.C73]+[.D73]" office:value-type="float" office:value="528" calcext:value-type="float">
            <text:p>528</text:p>
          </table:table-cell>
          <table:table-cell table:formula="of:=YEAR([.A73])"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date" office:date-value="2015-06-01" calcext:value-type="date">
            <text:p>01/06/15</text:p>
          </table:table-cell>
          <table:table-cell office:value-type="float" office:value="72" calcext:value-type="float">
            <text:p>72</text:p>
          </table:table-cell>
          <table:table-cell office:value-type="float" office:value="192" calcext:value-type="float">
            <text:p>192</text:p>
          </table:table-cell>
          <table:table-cell office:value-type="float" office:value="62" calcext:value-type="float">
            <text:p>62</text:p>
          </table:table-cell>
          <table:table-cell table:formula="of:=[.C74]+[.D74]" office:value-type="float" office:value="254" calcext:value-type="float">
            <text:p>254</text:p>
          </table:table-cell>
          <table:table-cell table:formula="of:=YEAR([.A74])"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float" office:value="59" calcext:value-type="float">
            <text:p>59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table:formula="of:=[.C75]+[.D75]" office:value-type="float" office:value="214" calcext:value-type="float">
            <text:p>214</text:p>
          </table:table-cell>
          <table:table-cell table:formula="of:=YEAR([.A75])"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date" office:date-value="2015-08-01" calcext:value-type="date">
            <text:p>01/08/15</text:p>
          </table:table-cell>
          <table:table-cell office:value-type="float" office:value="73" calcext:value-type="float">
            <text:p>73</text:p>
          </table:table-cell>
          <table:table-cell office:value-type="float" office:value="138" calcext:value-type="float">
            <text:p>138</text:p>
          </table:table-cell>
          <table:table-cell office:value-type="float" office:value="43" calcext:value-type="float">
            <text:p>43</text:p>
          </table:table-cell>
          <table:table-cell table:formula="of:=[.C76]+[.D76]" office:value-type="float" office:value="181" calcext:value-type="float">
            <text:p>181</text:p>
          </table:table-cell>
          <table:table-cell table:formula="of:=YEAR([.A76])"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date" office:date-value="2015-09-01" calcext:value-type="date">
            <text:p>01/09/15</text:p>
          </table:table-cell>
          <table:table-cell office:value-type="float" office:value="79" calcext:value-type="float">
            <text:p>79</text:p>
          </table:table-cell>
          <table:table-cell office:value-type="float" office:value="186" calcext:value-type="float">
            <text:p>186</text:p>
          </table:table-cell>
          <table:table-cell office:value-type="float" office:value="47" calcext:value-type="float">
            <text:p>47</text:p>
          </table:table-cell>
          <table:table-cell table:formula="of:=[.C77]+[.D77]" office:value-type="float" office:value="233" calcext:value-type="float">
            <text:p>233</text:p>
          </table:table-cell>
          <table:table-cell table:formula="of:=YEAR([.A77])"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office:value-type="float" office:value="8233" calcext:value-type="float">
            <text:p>8233</text:p>
          </table:table-cell>
          <table:table-cell office:value-type="float" office:value="4334" calcext:value-type="float">
            <text:p>4334</text:p>
          </table:table-cell>
          <table:table-cell office:value-type="float" office:value="2192" calcext:value-type="float">
            <text:p>2192</text:p>
          </table:table-cell>
          <table:table-cell table:formula="of:=[.C78]+[.D78]" office:value-type="float" office:value="6526" calcext:value-type="float">
            <text:p>652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4:11:59.222864681</meta:creation-date>
    <dc:date>2015-11-01T14:27:01.249854823</dc:date>
    <meta:editing-duration>P1DT23H13M41S</meta:editing-duration>
    <meta:editing-cycles>1</meta:editing-cycles>
    <meta:document-statistic meta:table-count="1" meta:cell-count="483" meta:object-count="2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968cm" svg:height="17.718cm" xlink:href=".." xlink:type="simple" chart:class="chart:line" chart:style-name="ch1">
        <chart:legend chart:legend-position="end" svg:x="29.328cm" svg:y="7.813cm" style:legend-expansion="high" chart:style-name="ch2"/>
        <chart:plot-area chart:style-name="ch3" table:cell-range-address="Sheet1.A1:Sheet1.E77" chart:data-source-has-labels="both" svg:x="0.639cm" svg:y="0.354cm" svg:width="28.05cm" svg:height="17.01cm">
          <chartooo:coordinate-region svg:x="1.447cm" svg:y="0.553cm" svg:width="27.242cm" svg:height="16.164cm"/>
          <chart:axis chart:dimension="x" chart:name="primary-x" chart:style-name="ch4" chartooo:axis-type="auto">
            <chartooo:date-scale/>
            <chart:categories table:cell-range-address="Sheet1.A2:Sheet1.A7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7" chart:label-cell-address="Sheet1.B1:Sheet1.B1" chart:class="chart:line">
            <chart:data-point chart:repeated="76"/>
          </chart:series>
          <chart:series chart:style-name="ch8" chart:values-cell-range-address="Sheet1.C2:Sheet1.C77" chart:label-cell-address="Sheet1.C1:Sheet1.C1" chart:class="chart:line">
            <chart:data-point chart:repeated="76"/>
          </chart:series>
          <chart:series chart:style-name="ch9" chart:values-cell-range-address="Sheet1.D2:Sheet1.D77" chart:label-cell-address="Sheet1.D1:Sheet1.D1" chart:class="chart:line">
            <chart:data-point chart:repeated="76"/>
          </chart:series>
          <chart:series chart:style-name="ch10" chart:values-cell-range-address="Sheet1.E2:Sheet1.E77" chart:label-cell-address="Sheet1.E1:Sheet1.E1" chart:class="chart:line">
            <chart:data-point chart:repeated="7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stract</text:p>
                <draw:g>
                  <svg:desc>Sheet1.B1:Sheet1.B1</svg:desc>
                </draw:g>
              </table:table-cell>
              <table:table-cell office:value-type="string">
                <text:p>Full</text:p>
                <draw:g>
                  <svg:desc>Sheet1.C1:Sheet1.C1</svg:desc>
                </draw:g>
              </table:table-cell>
              <table:table-cell office:value-type="string">
                <text:p>PDF</text:p>
                <draw:g>
                  <svg:desc>Sheet1.D1:Sheet1.D1</svg:desc>
                </draw:g>
              </table:table-cell>
              <table:table-cell office:value-type="string">
                <text:p>Sum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39965">
                <text:p>39970</text:p>
                <draw:g>
                  <svg:desc>Sheet1.A2:Sheet1.A77</svg:desc>
                </draw:g>
              </table:table-cell>
              <table:table-cell office:value-type="float" office:value="196">
                <text:p>196</text:p>
                <draw:g>
                  <svg:desc>Sheet1.B2:Sheet1.B77</svg:desc>
                </draw:g>
              </table:table-cell>
              <table:table-cell office:value-type="float" office:value="2">
                <text:p>2</text:p>
                <draw:g>
                  <svg:desc>Sheet1.C2:Sheet1.C77</svg:desc>
                </draw:g>
              </table:table-cell>
              <table:table-cell office:value-type="float" office:value="21">
                <text:p>21</text:p>
                <draw:g>
                  <svg:desc>Sheet1.D2:Sheet1.D77</svg:desc>
                </draw:g>
              </table:table-cell>
              <table:table-cell office:value-type="float" office:value="23">
                <text:p>23</text:p>
                <draw:g>
                  <svg:desc>Sheet1.E2:Sheet1.E77</svg:desc>
                </draw:g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84">
                <text:p>8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93">
                <text:p>93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129">
                <text:p>129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84">
                <text:p>84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80">
                <text:p>80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01">
                <text:p>101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168">
                <text:p>16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93">
                <text:p>9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146">
                <text:p>14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22">
                <text:p>122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67">
                <text:p>67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113">
                <text:p>113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108">
                <text:p>108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146">
                <text:p>14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135">
                <text:p>135</text:p>
              </table:table-cell>
              <table:table-cell office:value-type="float" office:value="62">
                <text:p>62</text:p>
              </table:table-cell>
              <table:table-cell office:value-type="float" office:value="36">
                <text:p>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187">
                <text:p>187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131">
                <text:p>13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129">
                <text:p>129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135">
                <text:p>13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86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87">
                <text:p>87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78">
                <text:p>78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98">
                <text:p>98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97">
                <text:p>97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85">
                <text:p>85</text:p>
              </table:table-cell>
              <table:table-cell office:value-type="float" office:value="51">
                <text:p>51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136">
                <text:p>136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143">
                <text:p>143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93">
                <text:p>193</text:p>
              </table:table-cell>
              <table:table-cell office:value-type="float" office:value="48">
                <text:p>48</text:p>
              </table:table-cell>
              <table:table-cell office:value-type="float" office:value="44">
                <text:p>4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138">
                <text:p>138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03">
                <text:p>103</text:p>
              </table:table-cell>
              <table:table-cell office:value-type="float" office:value="37">
                <text:p>37</text:p>
              </table:table-cell>
              <table:table-cell office:value-type="float" office:value="43">
                <text:p>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38">
                <text:p>138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90">
                <text:p>90</text:p>
              </table:table-cell>
              <table:table-cell office:value-type="float" office:value="41">
                <text:p>41</text:p>
              </table:table-cell>
              <table:table-cell office:value-type="float" office:value="24">
                <text:p>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83">
                <text:p>83</text:p>
              </table:table-cell>
              <table:table-cell office:value-type="float" office:value="45">
                <text:p>45</text:p>
              </table:table-cell>
              <table:table-cell office:value-type="float" office:value="16">
                <text:p>1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76">
                <text:p>76</text:p>
              </table:table-cell>
              <table:table-cell office:value-type="float" office:value="42">
                <text:p>42</text:p>
              </table:table-cell>
              <table:table-cell office:value-type="float" office:value="22">
                <text:p>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108">
                <text:p>108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168">
                <text:p>168</text:p>
              </table:table-cell>
              <table:table-cell office:value-type="float" office:value="57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75">
                <text:p>75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87">
                <text:p>87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126">
                <text:p>126</text:p>
              </table:table-cell>
              <table:table-cell office:value-type="float" office:value="58">
                <text:p>58</text:p>
              </table:table-cell>
              <table:table-cell office:value-type="float" office:value="34">
                <text:p>3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174">
                <text:p>174</text:p>
              </table:table-cell>
              <table:table-cell office:value-type="float" office:value="72">
                <text:p>72</text:p>
              </table:table-cell>
              <table:table-cell office:value-type="float" office:value="57">
                <text:p>5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133">
                <text:p>13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114">
                <text:p>114</text:p>
              </table:table-cell>
              <table:table-cell office:value-type="float" office:value="57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93">
                <text:p>93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84">
                <text:p>84</text:p>
              </table:table-cell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106">
                <text:p>106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67">
                <text:p>67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96">
                <text:p>96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179">
                <text:p>179</text:p>
              </table:table-cell>
              <table:table-cell office:value-type="float" office:value="45">
                <text:p>45</text:p>
              </table:table-cell>
              <table:table-cell office:value-type="float" office:value="65">
                <text:p>6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99">
                <text:p>99</text:p>
              </table:table-cell>
              <table:table-cell office:value-type="float" office:value="58">
                <text:p>58</text:p>
              </table:table-cell>
              <table:table-cell office:value-type="float" office:value="33">
                <text:p>3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82">
                <text:p>82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95">
                <text:p>95</text:p>
              </table:table-cell>
              <table:table-cell office:value-type="float" office:value="54">
                <text:p>54</text:p>
              </table:table-cell>
              <table:table-cell office:value-type="float" office:value="19">
                <text:p>1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1671">
                <text:p>41670</text:p>
              </table:table-cell>
              <table:table-cell office:value-type="float" office:value="112">
                <text:p>112</text:p>
              </table:table-cell>
              <table:table-cell office:value-type="float" office:value="39">
                <text:p>39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93">
                <text:p>93</text:p>
              </table:table-cell>
              <table:table-cell office:value-type="float" office:value="51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93">
                <text:p>93</text:p>
              </table:table-cell>
              <table:table-cell office:value-type="float" office:value="48">
                <text:p>48</text:p>
              </table:table-cell>
              <table:table-cell office:value-type="float" office:value="18">
                <text:p>1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90">
                <text:p>90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1791">
                <text:p>41790</text:p>
              </table:table-cell>
              <table:table-cell office:value-type="float" office:value="99">
                <text:p>99</text:p>
              </table:table-cell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81">
                <text:p>81</text:p>
              </table:table-cell>
              <table:table-cell office:value-type="float" office:value="48">
                <text:p>48</text:p>
              </table:table-cell>
              <table:table-cell office:value-type="float" office:value="14">
                <text:p>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166">
                <text:p>166</text:p>
              </table:table-cell>
              <table:table-cell office:value-type="float" office:value="141">
                <text:p>141</text:p>
              </table:table-cell>
              <table:table-cell office:value-type="float" office:value="9">
                <text:p>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126">
                <text:p>126</text:p>
              </table:table-cell>
              <table:table-cell office:value-type="float" office:value="93">
                <text:p>93</text:p>
              </table:table-cell>
              <table:table-cell office:value-type="float" office:value="12">
                <text:p>1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155">
                <text:p>155</text:p>
              </table:table-cell>
              <table:table-cell office:value-type="float" office:value="93">
                <text:p>93</text:p>
              </table:table-cell>
              <table:table-cell office:value-type="float" office:value="27">
                <text:p>2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101">
                <text:p>101</text:p>
              </table:table-cell>
              <table:table-cell office:value-type="float" office:value="54">
                <text:p>54</text:p>
              </table:table-cell>
              <table:table-cell office:value-type="float" office:value="46">
                <text:p>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59">
                <text:p>59</text:p>
              </table:table-cell>
              <table:table-cell office:value-type="float" office:value="119">
                <text:p>119</text:p>
              </table:table-cell>
              <table:table-cell office:value-type="float" office:value="58">
                <text:p>5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74">
                <text:p>74</text:p>
              </table:table-cell>
              <table:table-cell office:value-type="float" office:value="215">
                <text:p>215</text:p>
              </table:table-cell>
              <table:table-cell office:value-type="float" office:value="65">
                <text:p>6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46">
                <text:p>46</text:p>
              </table:table-cell>
              <table:table-cell office:value-type="float" office:value="177">
                <text:p>177</text:p>
              </table:table-cell>
              <table:table-cell office:value-type="float" office:value="47">
                <text:p>4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79">
                <text:p>79</text:p>
              </table:table-cell>
              <table:table-cell office:value-type="float" office:value="176">
                <text:p>176</text:p>
              </table:table-cell>
              <table:table-cell office:value-type="float" office:value="55">
                <text:p>5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54">
                <text:p>54</text:p>
              </table:table-cell>
              <table:table-cell office:value-type="float" office:value="196">
                <text:p>196</text:p>
              </table:table-cell>
              <table:table-cell office:value-type="float" office:value="38">
                <text:p>3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104">
                <text:p>104</text:p>
              </table:table-cell>
              <table:table-cell office:value-type="float" office:value="422">
                <text:p>422</text:p>
              </table:table-cell>
              <table:table-cell office:value-type="float" office:value="106">
                <text:p>10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72">
                <text:p>72</text:p>
              </table:table-cell>
              <table:table-cell office:value-type="float" office:value="192">
                <text:p>192</text:p>
              </table:table-cell>
              <table:table-cell office:value-type="float" office:value="62">
                <text:p>6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59">
                <text:p>59</text:p>
              </table:table-cell>
              <table:table-cell office:value-type="float" office:value="168">
                <text:p>168</text:p>
              </table:table-cell>
              <table:table-cell office:value-type="float" office:value="46">
                <text:p>4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73">
                <text:p>73</text:p>
              </table:table-cell>
              <table:table-cell office:value-type="float" office:value="138">
                <text:p>138</text:p>
              </table:table-cell>
              <table:table-cell office:value-type="float" office:value="43">
                <text:p>4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79">
                <text:p>79</text:p>
              </table:table-cell>
              <table:table-cell office:value-type="float" office:value="186">
                <text:p>186</text:p>
              </table:table-cell>
              <table:table-cell office:value-type="float" office:value="47">
                <text:p>47</text:p>
              </table:table-cell>
              <table:table-cell office:value-type="float" office:value="233">
                <text:p>2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G1:Sheet1.H8" chart:data-source-has-labels="both" svg:x="1.331cm" svg:y="0.18cm" svg:width="14.349cm" svg:height="7.659cm">
          <chartooo:coordinate-region svg:x="2.323cm" svg:y="0.379cm" svg:width="13.357cm" svg:height="6.813cm"/>
          <chart:axis chart:dimension="x" chart:name="primary-x" chart:style-name="ch3" chartooo:axis-type="auto">
            <chartooo:date-scale/>
            <chart:title svg:x="8.13cm" svg:y="8.019cm" chart:style-name="ch4">
              <text:p>Year</text:p>
            </chart:title>
            <chart:categories table:cell-range-address="Sheet1.G2:Sheet1.G8"/>
          </chart:axis>
          <chart:axis chart:dimension="y" chart:name="primary-y" chart:style-name="ch5">
            <chart:title svg:x="0.451cm" svg:y="5.006cm" chart:style-name="ch6">
              <text:p>Article usage</text:p>
            </chart:title>
            <chart:grid chart:style-name="ch7" chart:class="major"/>
          </chart:axis>
          <chart:series chart:style-name="ch8" chart:values-cell-range-address="Sheet1.H2:Sheet1.H8" chart:label-cell-address="Sheet1.H1:Sheet1.H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2009">
                <text:p>2010</text:p>
                <draw:g>
                  <svg:desc>Sheet1.G2:Sheet1.G8</svg:desc>
                </draw:g>
              </table:table-cell>
              <table:table-cell office:value-type="float" office:value="168">
                <text:p>168</text:p>
                <draw:g>
                  <svg:desc>Sheet1.H2:Sheet1.H8</svg:desc>
                </draw:g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2379">
                <text:p>23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